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352eca"/>
    </style:style>
    <style:style style:name="P2" style:family="paragraph" style:parent-style-name="Standard">
      <style:text-properties officeooo:rsid="003845bb" officeooo:paragraph-rsid="003845bb"/>
    </style:style>
    <style:style style:name="P3" style:family="paragraph" style:parent-style-name="Standard">
      <style:text-properties officeooo:rsid="003845bb" officeooo:paragraph-rsid="003874a0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3845bb" officeooo:paragraph-rsid="003874a0"/>
    </style:style>
    <style:style style:name="P5" style:family="paragraph" style:parent-style-name="Standard">
      <style:text-properties officeooo:rsid="003845bb" officeooo:paragraph-rsid="003845bb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3845bb" officeooo:paragraph-rsid="003874a0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39b547" officeooo:paragraph-rsid="0039b547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3c38e1" officeooo:paragraph-rsid="003c38e1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3845bb" officeooo:paragraph-rsid="003874a0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39b547" officeooo:paragraph-rsid="0039b547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3dbabe" officeooo:paragraph-rsid="003dbabe"/>
    </style:style>
    <style:style style:name="T1" style:family="text">
      <style:text-properties officeooo:rsid="002b2513"/>
    </style:style>
    <style:style style:name="T2" style:family="text">
      <style:text-properties officeooo:rsid="003845bb"/>
    </style:style>
    <style:style style:name="T3" style:family="text">
      <style:text-properties officeooo:rsid="003874a0"/>
    </style:style>
    <style:style style:name="T4" style:family="text">
      <style:text-properties officeooo:rsid="0039b547"/>
    </style:style>
    <style:style style:name="T5" style:family="text">
      <style:text-properties officeooo:rsid="003a6e2b"/>
    </style:style>
    <style:style style:name="T6" style:family="text">
      <style:text-properties officeooo:rsid="003c38e1"/>
    </style:style>
    <style:style style:name="T7" style:family="text">
      <style:text-properties officeooo:rsid="003dbabe"/>
    </style:style>
    <style:style style:name="T8" style:family="text">
      <style:text-properties officeooo:rsid="003f44c2"/>
    </style:style>
    <style:style style:name="T9" style:family="text">
      <style:text-properties officeooo:rsid="0040b3e9"/>
    </style:style>
    <style:style style:name="T10" style:family="text">
      <style:text-properties officeooo:rsid="004239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i 206 – <text:span text:style-name="T1">Oct 12</text:span> 2018 <text:s text:c="3"/></text:p>
      <text:p text:style-name="Standard">Lecture <text:span text:style-name="T2">9</text:span></text:p>
      <text:p text:style-name="P1"/>
      <text:p text:style-name="P2">Electricity</text:p>
      <text:p text:style-name="P2"/>
      <text:p text:style-name="P2">- Atoms and Electrons</text:p>
      <text:p text:style-name="P2"><text:tab/>- Electrons orbit the nucleus</text:p>
      <text:p text:style-name="P2"><text:tab/>- Some electrons break free of the nucleus and can move freely through the metal.</text:p>
      <text:p text:style-name="P2"><text:tab/>- A conductor is a material that allows for the free movement of electrons</text:p>
      <text:p text:style-name="P2"><text:tab/>- An insulator is a meterial that does not allow for the free movement of electrons</text:p>
      <text:p text:style-name="P2"><text:tab/>- You can also force a material that isn’t conductive to be conductive through sheer force</text:p>
      <text:p text:style-name="P9">- <text:span text:style-name="T3">Defects in a material on an atomic level contributes to a materials resistance.</text:span></text:p>
      <text:p text:style-name="P4">- <text:span text:style-name="T3">Current moves from postive terminals to the negative terminals, but in practice electrons travel from the negative terminal to the postive terminal</text:span></text:p>
      <text:p text:style-name="P4">- <text:span text:style-name="T4">Voltage is proportional to the difference in energy</text:span></text:p>
      <text:p text:style-name="P7">- <text:s/>Electric circuits resistance</text:p>
      <text:p text:style-name="P7"><text:tab/>- If you have constant voltage : small resistance gives big current and large amounts of <text:tab/>resistance yields small current</text:p>
      <text:p text:style-name="P7"><text:tab/>- Ohms Law : V = I R (Voltage = Current * Resistance)</text:p>
      <text:p text:style-name="P7"><text:tab/>- Voltage is the energy of each charge and current is the number of charges</text:p>
      <text:p text:style-name="P7"/>
      <text:p text:style-name="P7">- Power</text:p>
      <text:p text:style-name="P10">- Power is enegry released per time</text:p>
      <text:p text:style-name="P10">- Big power yields alot of energy per second</text:p>
      <text:p text:style-name="P10">- Small power yields little energy per second</text:p>
      <text:p text:style-name="P10">- Power = V I (Voltage x Current)</text:p>
      <text:p text:style-name="P10">- Given V = IR and P = <text:span text:style-name="T6">I R I </text:span>, we can conclude that P = I^2 R</text:p>
      <text:p text:style-name="P10">- Units of power are watts (W), 1 watt is 1 volt times 1 amp</text:p>
      <text:p text:style-name="P7">- <text:span text:style-name="T5">In series, charges must power multiple devices on a circult. Additionally, the resistance of each devices adds up and increases the overal resistance of the circuit</text:span></text:p>
      <text:p text:style-name="P7">- <text:span text:style-name="T5">In parallel, a equal amount of charges are provided to each devices, and restiance of other devices does not impact that the performance of other devices.</text:span></text:p>
      <text:p text:style-name="P7">- <text:span text:style-name="T5">In parallel the power source must output more charges to keep up the desired voltage</text:span></text:p>
      <text:p text:style-name="P7">- <text:span text:style-name="T6">Electric charge requires low resistance and free electrons</text:span></text:p>
      <text:p text:style-name="P7">- <text:span text:style-name="T5">Lower tempreatures cause overall resistance to be lower, thus allowing more charges to be passed as atoms are vibrating less</text:span></text:p>
      <text:p text:style-name="P7">- <text:span text:style-name="T6">Free electrons are also required for electric charge to flow, certain materials such as semi-conductors have less free electrons at lower tempratures. Thus, at lower temperatures can also yield higher resistance</text:span></text:p>
      <text:p text:style-name="P7">- <text:span text:style-name="T6">Since electrical wires are not perfect, they also have resistance. As a result, more current, yields less power as more electricty is lost due to the resistance</text:span></text:p>
      <text:p text:style-name="P7">- <text:span text:style-name="T6">Direct / Alternate Current</text:span></text:p>
      <text:p text:style-name="P7"><text:tab/>- <text:span text:style-name="T6">Current Direction and voltage difference is constant for direct current</text:span></text:p>
      <text:p text:style-name="P8"><text:tab/>- Current Direction changes for alternating current. Additionally, voltage difference varies.</text:p>
      <text:p text:style-name="P8">- <text:span text:style-name="T7">Magnets and electrcity</text:span></text:p>
      <text:p text:style-name="P11">- Electric current makes a magnetic field</text:p>
      <text:p text:style-name="P11">- Strength of a field depends on current and nmber of windings.</text:p>
      <text:p text:style-name="P11">- Iron bar has magnectic domains that are normaly randomly oriented when there is no externa field</text:p>
      <text:p text:style-name="P11"><text:soft-page-break/>- Domains oriented with the magentic field from the coil grow (others shrink)</text:p>
      <text:p text:style-name="P11">- This amplifies the total magnetic strength of the electromagnet</text:p>
      <text:p text:style-name="P11">- When a magent comes into a contact with a magnetic element, the magnetic fields from the magent orients the domains in the magnetic element thus causing the magnetic element to become magnetic</text:p>
      <text:p text:style-name="P11">- In a permanent magnet, domains are permanently oriented and it requires alot of effort and energy to undo these magnetic domains</text:p>
      <text:p text:style-name="P11">- <text:span text:style-name="T8">Each loop in a coil connected to a charged source creates a magentic field</text:span></text:p>
      <text:p text:style-name="P8">- Alternating current</text:p>
      <text:p text:style-name="P8"><text:tab/>- To make alternating current you need a permanent magent and a coil.</text:p>
      <text:p text:style-name="P8"><text:tab/>- <text:span text:style-name="T8">A change in magentic field caused by moving a magnet inside a coil generates current</text:span></text:p>
      <text:p text:style-name="P8"><text:tab/>- <text:span text:style-name="T9">Lenz’s Law : Current induced by a changing magnetic field always produces a magentic field <text:tab/>that opposes the change.</text:span></text:p>
      <text:p text:style-name="P8"><text:tab/>- <text:span text:style-name="T9">Pushing a magent into a coil causes the coil to attempt to push back. As a result, work must be <text:tab/>done on the magnet to force the magnet through, this work gets converted into electrical energy</text:span></text:p>
      <text:p text:style-name="P8">- </text:p>
      <text:p text:style-name="P8"/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7:46:25.809214935</meta:creation-date>
    <meta:editing-duration>P1DT13H5M43S</meta:editing-duration>
    <meta:editing-cycles>12</meta:editing-cycles>
    <meta:generator>LibreOffice/5.4.5.1$Linux_X86_64 LibreOffice_project/40m0$Build-1</meta:generator>
    <dc:date>2018-10-12T18:47:19.906550670</dc:date>
    <meta:document-statistic meta:table-count="0" meta:image-count="0" meta:object-count="0" meta:page-count="2" meta:paragraph-count="48" meta:word-count="655" meta:character-count="3706" meta:non-whitespace-character-count="3075"/>
  </office:meta>
</office:document-meta>
</file>